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rsid="001a8c1d" officeooo:paragraph-rsid="001a8c1d"/>
    </style:style>
    <style:style style:name="P2" style:family="paragraph" style:parent-style-name="Standard">
      <style:paragraph-properties fo:text-align="center" style:justify-single-word="false"/>
      <style:text-properties fo:font-size="15pt" fo:language="fr" fo:country="FR" fo:font-weight="bold" officeooo:rsid="001aa33c" officeooo:paragraph-rsid="001aa33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fr" fo:country="FR" fo:font-weight="bold" officeooo:rsid="001aa33c" officeooo:paragraph-rsid="001aa33c" style:font-size-asian="12.3000001907349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aa33c" officeooo:paragraph-rsid="001aa33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language="fr" fo:country="FR" fo:font-weight="bold" officeooo:rsid="001aa33c" officeooo:paragraph-rsid="001aa33c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3pt" fo:language="fr" fo:country="FR" fo:font-weight="bold" officeooo:rsid="001aa33c" officeooo:paragraph-rsid="001aa33c" style:font-size-asian="11.3500003814697pt" style:font-weight-asian="bold" style:font-size-complex="13pt" style:font-weight-complex="bold" style:script-type="latin"/>
    </style:style>
    <style:style style:name="P7" style:family="paragraph" style:parent-style-name="Table_20_Contents">
      <style:paragraph-properties fo:text-align="start" style:justify-single-word="false"/>
      <style:text-properties fo:font-size="12pt" fo:language="fr" fo:country="FR" style:font-size-asian="10.5pt" style:font-size-complex="12pt" style:script-type="latin"/>
    </style:style>
    <style:style style:name="P8" style:family="paragraph" style:parent-style-name="Table_20_Contents">
      <style:paragraph-properties fo:text-align="start" style:justify-single-word="false"/>
      <style:text-properties fo:font-size="14pt" fo:language="fr" fo:country="FR" style:font-size-asian="12.25pt" style:font-size-complex="14pt" style:script-type="latin"/>
    </style:style>
    <style:style style:name="P9" style:family="paragraph" style:parent-style-name="Standard">
      <style:paragraph-properties fo:text-align="start" style:justify-single-word="false"/>
      <style:text-properties fo:font-size="14pt" fo:language="fr" fo:country="FR" fo:font-weight="bold" officeooo:rsid="001aa33c" officeooo:paragraph-rsid="001aa33c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language="fr" fo:country="FR" fo:font-weight="bold" officeooo:rsid="001aa33c" officeooo:paragraph-rsid="001b868c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aa33c" officeooo:paragraph-rsid="001b868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aa33c" officeooo:paragraph-rsid="001aa33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language="fr" fo:country="FR" fo:font-weight="bold" officeooo:rsid="001b868c" officeooo:paragraph-rsid="001b868c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b868c" officeooo:paragraph-rsid="001b868c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 style:writing-mode="lr-tb"/>
      <style:text-properties fo:font-size="12pt" fo:language="fr" fo:country="FR" fo:font-weight="normal" officeooo:rsid="001b868c" officeooo:paragraph-rsid="001b868c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1cc54f" officeooo:paragraph-rsid="001cc54f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b868c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1ddaf0" officeooo:paragraph-rsid="001ddaf0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1de612" officeooo:paragraph-rsid="001de612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 style:writing-mode="lr-tb"/>
      <style:text-properties fo:font-size="12pt" fo:language="fr" fo:country="FR" fo:font-weight="normal" officeooo:rsid="001cc54f" officeooo:paragraph-rsid="001cc54f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202122" loext:opacity="100%" fo:letter-spacing="normal"/>
    </style:style>
    <style:style style:name="T2" style:family="text">
      <style:text-properties fo:font-variant="normal" fo:text-transform="none" fo:color="#202122" loext:opacity="100%" fo:font-family="sans-serif" fo:font-size="10.5pt" fo:letter-spacing="normal" fo:font-style="normal" officeooo:rsid="001cb58c"/>
    </style:style>
    <style:style style:name="T3" style:family="text">
      <style:text-properties fo:font-variant="normal" fo:text-transform="none" fo:color="#202122" loext:opacity="100%" fo:font-family="sans-serif" fo:font-size="10.5pt" fo:letter-spacing="normal" fo:font-style="normal"/>
    </style:style>
    <style:style style:name="T4" style:family="text">
      <style:text-properties fo:font-variant="normal" fo:text-transform="none" fo:color="#202122" loext:opacity="100%" fo:font-family="sans-serif" fo:font-size="10.5pt" fo:letter-spacing="normal" fo:font-style="italic" officeooo:rsid="001cb58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ddaf0"/>
    </style:style>
    <style:style style:name="T7" style:family="text">
      <style:text-properties officeooo:rsid="001f68bc"/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AGRE Enzo</text:p>
      <text:p text:style-name="P1"/>
      <text:p text:style-name="P2">[Titre]</text:p>
      <text:p text:style-name="P3"/>
      <text:p text:style-name="P4">[Intro]</text:p>
      <text:p text:style-name="P4"/>
      <text:p text:style-name="P5">Positionnement(s) thématique(s) :</text:p>
      <text:p text:style-name="P4">- Informatique (informatique pratique et théorique)</text:p>
      <text:p text:style-name="P4"/>
      <text:p text:style-name="P5">Mots-clés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Mots-clés (français)</text:p>
          </table:table-cell>
          <table:table-cell table:style-name="Table1.A1" office:value-type="string">
            <text:p text:style-name="P6">Mots-clés (anglais)</text:p>
          </table:table-cell>
        </table:table-row>
        <table:table-row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8"/>
          </table:table-cell>
        </table:table-row>
      </table:table>
      <text:p text:style-name="P9"><text:s/></text:p>
      <text:p text:style-name="P10">Bibliographie commentée :</text:p>
      <text:p text:style-name="P11"/>
      <text:p text:style-name="P11"><text:tab/>[biblio]</text:p>
      <text:p text:style-name="P12"/>
      <text:p text:style-name="P12"/>
      <text:p text:style-name="P13">Problématique retenue :</text:p>
      <text:p text:style-name="P14"/>
      <text:p text:style-name="P14">[prob]</text:p>
      <text:p text:style-name="P14"/>
      <text:p text:style-name="P13">Objectifs du TIPE :</text:p>
      <text:p text:style-name="P14"/>
      <text:p text:style-name="P14">[obj]</text:p>
      <text:p text:style-name="P14"/>
      <text:p text:style-name="P13">Références bibliographiques :</text:p>
      <text:p text:style-name="P14"/>
      <text:list text:style-name="L1">
        <text:list-item>
          <text:p text:style-name="P15"><text:span text:style-name="T1"> </text:span><text:span text:style-name="Citation"><text:span text:style-name="T2">J</text:span></text:span><text:span text:style-name="Citation"><text:span text:style-name="T2">ANIKOM</text:span></text:span><text:span text:style-name="Citation"><text:span text:style-name="T3"> </text:span></text:span><text:span text:style-name="Citation"><text:span text:style-name="T2">CEZARY</text:span></text:span><text:span text:style-name="Citation"><text:span text:style-name="T3"> Z. : </text:span></text:span><text:span text:style-name="Citation"><text:span text:style-name="T2">What is BNF ? : </text:span></text:span><text:span text:style-name="Citation"><text:span text:style-name="T4">http://www.cs.umsl.edu/~janikow/cs4280/bnf.pdf</text:span></text:span></text:p>
        </text:list-item>
        <text:list-item>
          <text:p text:style-name="P16">EARLEY JAY : An Efficient Context-Free Parsing Algorithm : <text:span text:style-name="T5">https://dl.acm.org/doi/10.1145/362007.362035</text:span></text:p>
        </text:list-item>
        <text:list-item>
          <text:p text:style-name="P17"><text:span text:style-name="T6">FORD BRYAN : </text:span>Packrat Parsing: a Practical Linear-Time Algorithm with Backtracking : <text:span text:style-name="T5">https://pdos.csail.mit.edu/~baford/packrat/thesis/</text:span></text:p>
        </text:list-item>
        <text:list-item>
          <text:p text:style-name="P18">HOARE CHARLES A. R. : Hints on Programming Language Design. : <text:span text:style-name="T5">https://dl.acm.org/doi/10.5555/892013</text:span></text:p>
        </text:list-item>
        <text:list-item>
          <text:p text:style-name="P19">CHOMSKY NOAM : Syntatic Structures : <text:span text:style-name="T5">https://www.ling.upenn.edu/courses/ling5700/Chomsky1957.pdf</text:span></text:p>
        </text:list-item>
        <text:list-item>
          <text:p text:style-name="P19">KNUTH DONALD E. : Selected Papers on Computer Languages – <text:span text:style-name="T7">Chapitre : </text:span>Semantics of Context-Free Languages : https://cs.stanford.edu/~knuth/cl.html</text:p>
        </text:list-item>
        <text:list-item>
          <text:p text:style-name="P20">Institut National de Recherche en Informatique et en Automatique : The OCaml Language : <text:span text:style-name="T5">https://ocaml.org/manuel/5.4/lex.htm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13:11:01.858913775</meta:creation-date>
    <dc:date>2026-01-27T13:57:51.281609707</dc:date>
    <meta:editing-duration>PT2H7M3S</meta:editing-duration>
    <meta:editing-cycles>4</meta:editing-cycles>
    <meta:generator>LibreOffice/25.8.4.2$Linux_X86_64 LibreOffice_project/290daaa01b999472f0c7a3890eb6a550fd74c6df</meta:generator>
    <meta:document-statistic meta:table-count="1" meta:image-count="0" meta:object-count="0" meta:page-count="1" meta:paragraph-count="23" meta:word-count="126" meta:character-count="1082" meta:non-whitespace-character-count="981"/>
  </office:meta>
</office:document-meta>
</file>